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letHttpRequestHandler.handleRequest(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ervletHttpRequestHandler.setServletContext( ServletContext servlet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ServletHttpRequestHandler.setDefaultServletName( String defaultServl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